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6171b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10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2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3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14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8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1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2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3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4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5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6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7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8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9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4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5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6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8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59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0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4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11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12" style:family="text">
      <style:text-properties fo:font-size="14pt" fo:language="zxx" fo:country="none" officeooo:rsid="00688311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font-size="14pt" fo:language="zxx" fo:country="none" officeooo:rsid="0079d79a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font-size="14pt" fo:language="zxx" fo:country="none" officeooo:rsid="007b3447" style:font-size-asian="14pt" style:language-asian="zxx" style:country-asian="none" style:font-size-complex="14pt" style:language-complex="zxx" style:country-complex="none"/>
    </style:style>
    <style:style style:name="T16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7" style:family="text">
      <style:text-properties officeooo:rsid="001a49c9"/>
    </style:style>
    <style:style style:name="T18" style:family="text">
      <style:text-properties officeooo:rsid="001b737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344ead"/>
    </style:style>
    <style:style style:name="T21" style:family="text">
      <style:text-properties officeooo:rsid="0037af12"/>
    </style:style>
    <style:style style:name="T22" style:family="text">
      <style:text-properties officeooo:rsid="0039eda9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70d36a"/>
    </style:style>
    <style:style style:name="T25" style:family="text">
      <style:text-properties officeooo:rsid="00741202"/>
    </style:style>
    <style:style style:name="T26" style:family="text">
      <style:text-properties officeooo:rsid="00743f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text:span text:style-name="Default_20_Paragraph_20_Font"><text:span text:style-name="T9">JavaScript cheatsheet – v</text:span></text:span><text:span text:style-name="Default_20_Paragraph_20_Font"><text:span text:style-name="T10">5</text:span></text:span><text:span text:style-name="Default_20_Paragraph_20_Font"><text:span text:style-name="T11">.</text:span></text:span><text:span text:style-name="Default_20_Paragraph_20_Font"><text:span text:style-name="T12">4</text:span></text:span><text:span text:style-name="Default_20_Paragraph_20_Font"><text:span text:style-name="T13">.</text:span></text:span><text:span text:style-name="Default_20_Paragraph_20_Font"><text:span text:style-name="T15">2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6">https://github.com/Serrin/Celestra/</text:span></text:span></text:a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590452277600">
          <table:table-cell table:style-name="Table1.A1" office:value-type="string">
            <text:p text:style-name="P26">Web Storage api and JSON</text:p>
          </table:table-cell>
          <table:table-cell table:style-name="Table1.A1" office:value-type="string">
            <text:h text:style-name="P60" text:outline-level="3">element.dataset &amp; data-* attributes</text:h>
          </table:table-cell>
          <table:table-cell table:style-name="Table1.C1" office:value-type="string">
            <text:h text:style-name="P59" text:outline-level="2"><text:bookmark text:name="TypedArray_objects"/>TypedArray</text:h>
          </table:table-cell>
        </table:table-row>
        <table:table-row table:style-name="TableLine2590452285488">
          <table:table-cell table:style-name="Table1.A2" office:value-type="string">
            <text:p text:style-name="P10"/>
            <text:p text:style-name="P10">IE8+</text:p>
            <text:p text:style-name="P10"/>
            <text:p text:style-name="P28">localStorage:</text:p>
            <text:p text:style-name="P10">localStorage.length;</text:p>
            <text:p text:style-name="P10">localStorage.key(index);</text:p>
            <text:p text:style-name="P10">localStorage.getItem(key);</text:p>
            <text:p text:style-name="P10">localStorage.setItem(key, data);</text:p>
            <text:p text:style-name="P10">localStorage.removeItem(key);</text:p>
            <text:p text:style-name="P10">localStorage.clear();</text:p>
            <text:p text:style-name="P10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10"/>
            <text:p text:style-name="P28">hasItem:</text:p>
            <text:p text:style-name="P10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28"/>
            <text:p text:style-name="P28">setJSON:</text:p>
            <text:p text:style-name="P10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28"/>
            <text:p text:style-name="P28">getJSON:</text:p>
            <text:p text:style-name="P10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10"/>
            <text:p text:style-name="P10">- IE11 compatible</text:p>
            <text:p text:style-name="P10">- element data-* attributes</text:p>
            <text:p text:style-name="P10">- no methods and events</text:p>
            <text:p text:style-name="P10"/>
            <text:p text:style-name="P28">camelcase:</text:p>
            <text:p text:style-name="P10">element.data-name</text:p>
            <text:p text:style-name="P10"><text:s text:c="2"/>-&gt; element.dataset.name</text:p>
            <text:p text:style-name="P10">element.data-first-second</text:p>
            <text:p text:style-name="P10"><text:s text:c="2"/>-&gt; element.dataset.firstSecond</text:p>
            <text:p text:style-name="P10"/>
            <text:p text:style-name="P28">set:</text:p>
            <text:p text:style-name="P10">element.dataset.name = "value";</text:p>
            <text:p text:style-name="P10">element.dataset["name"] = "value";</text:p>
            <text:p text:style-name="P10">element.setAttribute("data-name", "value");</text:p>
            <text:p text:style-name="P10">element["data-name"] = "value";</text:p>
            <text:p text:style-name="P10"/>
            <text:p text:style-name="P28">get:</text:p>
            <text:p text:style-name="P10">element.dataset.name;</text:p>
            <text:p text:style-name="P10">element.dataset["name"];</text:p>
            <text:p text:style-name="P10">element.getAttribute("data-name");</text:p>
            <text:p text:style-name="P10">element["data-name"];</text:p>
            <text:p text:style-name="P10"/>
            <text:p text:style-name="P28">remove:</text:p>
            <text:p text:style-name="P10">element.removeAttribute("data-name");</text:p>
            <text:p text:style-name="P10"/>
            <text:p text:style-name="P28">check:</text:p>
            <text:p text:style-name="P10">element.hasAttribute("data-name");</text:p>
            <text:p text:style-name="P10"/>
          </table:table-cell>
          <table:table-cell table:style-name="Table1.C2" office:value-type="string">
            <text:p text:style-name="P10"/>
            <text:p text:style-name="P10">IE10+11 compatible</text:p>
            <text:p text:style-name="P10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10">new &lt;TypedArray&gt;(length);</text:p>
            <text:p text:style-name="P10">new &lt;TypedArray&gt;(typedArray);</text:p>
            <text:p text:style-name="P10">new &lt;TypedArray&gt;(object);</text:p>
            <text:p text:style-name="P10">new &lt;TypedArray&gt;(buffer[,byteOffset[,len]]);</text:p>
            <text:p text:style-name="P10"/>
            <text:p text:style-name="P28">Int8Array();</text:p>
            <text:p text:style-name="P10">-128 to 127, 1 byte, int8_t, Shortint</text:p>
            <text:p text:style-name="P28">Uint8Array();</text:p>
            <text:p text:style-name="P10">0 to 255, 1 byte, uint8_t, <text:span text:style-name="T17">Byte</text:span></text:p>
            <text:p text:style-name="Standard"><text:span text:style-name="Default_20_Paragraph_20_Font"><text:span text:style-name="T3">Uint8ClampedArray(); - not in IE10-11</text:span></text:span></text:p>
            <text:p text:style-name="P10">0 to 255, 1 byte, uint8_t, <text:span text:style-name="T17">Byte</text:span></text:p>
            <text:p text:style-name="P28">Int16Array();</text:p>
            <text:p text:style-name="P10">-32768 to 32767, 2 byte, int16_t, Smallint</text:p>
            <text:p text:style-name="P28">Uint16Array();</text:p>
            <text:p text:style-name="P10">0 to 65535, 2 byte, uint16_t, <text:span text:style-name="T17">Word</text:span></text:p>
            <text:p text:style-name="P28">Int32Array();</text:p>
            <text:p text:style-name="P10">-2147483648 to 2147483647, 4 byte, int32_t</text:p>
            <text:p text:style-name="P28">Uint32Array();</text:p>
            <text:p text:style-name="P10">0 to 4294967295, 4 byte, uint32_t, Longword</text:p>
            <text:p text:style-name="P28">BigInt64Array(); - not in IE10-11</text:p>
            <text:p text:style-name="P10">-2**63 to 2**63-1, 8 byte, int64_t, Int64</text:p>
            <text:p text:style-name="P28">BigUint64Array(); - not in IE10-11</text:p>
            <text:p text:style-name="P10">0 to 2**64-1, 8 byte, uint64_t, QWord</text:p>
            <text:p text:style-name="P28">Float32Array();</text:p>
            <text:p text:style-name="P10">1.2x10-38 to 3.4x1038, 4 byte, float, <text:span text:style-name="T17">Real</text:span></text:p>
            <text:p text:style-name="P28">Float64Array();</text:p>
            <text:p text:style-name="P10">5.0x10-324 to 1.8x10308, 8 byte, <text:span text:style-name="T17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2590452288208">
          <table:table-cell table:style-name="Table1.A4" table:number-columns-spanned="3" office:value-type="string">
            <text:p text:style-name="P4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4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3"><text:span text:style-name="Source_20_Text"><text:span text:style-name="T4">target.dispatchEvent(&lt;event&gt;);</text:span></text:span></text:p>
            <text:p text:style-name="P3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6"/>
      <text:p text:style-name="P7"/>
      <table:table table:name="Table2" table:style-name="Table2">
        <table:table-column table:style-name="Table2.A"/>
        <table:table-column table:style-name="Table2.B"/>
        <table:table-row table:style-name="TableLine2590452281680">
          <table:table-cell table:style-name="Table2.A1" office:value-type="string">
            <text:p text:style-name="P26">element.classList</text:p>
          </table:table-cell>
          <table:table-cell table:style-name="Table2.B1" office:value-type="string">
            <text:p text:style-name="P26">JSON</text:p>
          </table:table-cell>
        </table:table-row>
        <table:table-row table:style-name="TableLine2590452277056">
          <table:table-cell table:style-name="Table2.A2" office:value-type="string">
            <text:p text:style-name="P10"/>
            <text:p text:style-name="P3"><text:span text:style-name="Source_20_Text"><text:span text:style-name="T4">IE10+IE11 don't have support for classList on SVG or MathML elements.</text:span></text:span></text:p>
            <text:p text:style-name="P10"/>
            <text:p text:style-name="P28">element.classList.add(String[,String]);</text:p>
            <text:p text:style-name="P10">IE10+11: yes (except the multiple arguments)</text:p>
            <text:p text:style-name="P40"/>
            <text:p text:style-name="P28">element.classList.remove(String[,String]);</text:p>
            <text:p text:style-name="P11">IE10+11: yes (except the multiple arguments)</text:p>
            <text:p text:style-name="P11">- Removing a class that does not exist, does NOT throw an error.</text:p>
            <text:p text:style-name="P10"/>
            <text:p text:style-name="P28">element.classList.contains(String);</text:p>
            <text:p text:style-name="P10">IE10+11: yes</text:p>
            <text:p text:style-name="P40"/>
            <text:p text:style-name="P28">element.classList.toggle(String[,force]);</text:p>
            <text:p text:style-name="P11">IE10+11: yes (except the second argument)</text:p>
            <text:p text:style-name="P11">- When only one argument is present: Toggle class value; if class exists then remove it and return false, if not, then add it and return true.</text:p>
            <text:p text:style-name="P11">- When a second argument is present: If the second argument evaluates to true, add specified class value, and if it evaluates to false, remove it.</text:p>
            <text:p text:style-name="P10"/>
            <text:p text:style-name="P28">element.classList.item(Number);</text:p>
            <text:p text:style-name="P10">IE10+11: yes</text:p>
            <text:p text:style-name="P10"/>
            <text:p text:style-name="P28">element.classList.length;</text:p>
            <text:p text:style-name="P10">IE10+11: yes</text:p>
            <text:p text:style-name="P40"/>
            <text:p text:style-name="P28">element.classList.replace(oldClass, newClass);</text:p>
            <text:p text:style-name="P11">IE10+11: No and the method isn't compatible with the Safari and mobile browsers too.</text:p>
            <text:p text:style-name="P40"/>
            <text:p text:style-name="P28">Remove all classes:</text:p>
            <text:p text:style-name="Standard"><text:span text:style-name="Source_20_Text"><text:span text:style-name="T4">element.className = "";</text:span></text:span></text:p>
            <text:p text:style-name="P10"/>
          </table:table-cell>
          <table:table-cell table:style-name="Table2.B2" office:value-type="string">
            <text:p text:style-name="P10"/>
            <text:p text:style-name="P10">IE8+</text:p>
            <text:p text:style-name="P10"/>
            <text:p text:style-name="Standard"><text:span text:style-name="Default_20_Paragraph_20_Font"><text:span text:style-name="T3">Valid Data Types</text:span></text:span></text:p>
            <text:p text:style-name="P10">- string</text:p>
            <text:p text:style-name="P10">- number</text:p>
            <text:p text:style-name="P10">- object (containing valid JSON values)</text:p>
            <text:p text:style-name="P10">- array</text:p>
            <text:p text:style-name="P10">- boolean</text:p>
            <text:p text:style-name="P10">- date</text:p>
            <text:p text:style-name="P10">- null</text:p>
            <text:p text:style-name="P10"/>
            <text:p text:style-name="Standard"><text:span text:style-name="Default_20_Paragraph_20_Font"><text:span text:style-name="T3">Invalid Data Types</text:span></text:span></text:p>
            <text:p text:style-name="P10">- function</text:p>
            <text:p text:style-name="P10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10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10"/>
            <text:p text:style-name="P28">JSON.stringify(value[,replacer[,space]]);</text:p>
            <text:p text:style-name="P10">Convert a JavaScript object to a JSON string.</text:p>
            <text:p text:style-name="P10"/>
            <text:p text:style-name="P10">JSON.stringify( { a: 1, b: "2", c: true } );</text:p>
            <text:p text:style-name="P40">// -&gt; "{\"a\":1,\"b\":\"2\",\"c\":true}"</text:p>
            <text:p text:style-name="P40"/>
            <text:p text:style-name="P10">JSON.stringify( [1, 2, 3, 4, 5] );</text:p>
            <text:p text:style-name="P40">// -&gt; "[1,2,3,4,5]"</text:p>
            <text:p text:style-name="P40"/>
            <text:p text:style-name="P28">JSON.parse(text[,reviver]);</text:p>
            <text:p text:style-name="P10">Parses a JSON string and returns a JavaScript object.</text:p>
            <text:p text:style-name="P10"/>
            <text:p text:style-name="P10">JSON.parse(JSON.stringify( {a: 1, b: "2", c: true} ));</text:p>
            <text:p text:style-name="P40">// -&gt; Object { a: 1, b: "2", c: true }</text:p>
            <text:p text:style-name="P40"/>
            <text:p text:style-name="P10">JSON.parse(JSON.stringify( [1, 2, 3, 4, 5] ));</text:p>
            <text:p text:style-name="P40">// -&gt; Array(5) [ 1, 2, 3, 4, 5 ]</text:p>
            <text:p text:style-name="P40"/>
          </table:table-cell>
        </table:table-row>
      </table:table>
      <text:p text:style-name="P8"/>
      <text:p text:style-name="P7"/>
      <table:table table:name="Table3" table:style-name="Table3">
        <table:table-column table:style-name="Table3.A"/>
        <table:table-column table:style-name="Table3.B"/>
        <table:table-row table:style-name="TableLine2590452289840">
          <table:table-cell table:style-name="Table3.A1" office:value-type="string">
            <text:p text:style-name="P26">DOMParser</text:p>
          </table:table-cell>
          <table:table-cell table:style-name="Table3.A1" office:value-type="string">
            <text:p text:style-name="P27">BigInt <text:span text:style-name="T18">(Int64)</text:span></text:p>
          </table:table-cell>
        </table:table-row>
        <table:table-row table:style-name="TableLine2590452289296">
          <table:table-cell table:style-name="Table3.A2" office:value-type="string">
            <text:p text:style-name="P10"/>
            <text:p text:style-name="P3"><text:span text:style-name="Source_20_Text"><text:span text:style-name="T4">IE9: XML support</text:span></text:span></text:p>
            <text:p text:style-name="P3"><text:span text:style-name="Source_20_Text"><text:span text:style-name="T4">IE10+IE11: XML, SVG and HTML support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10"/>
          </table:table-cell>
          <table:table-cell table:style-name="Table3.B4" table:number-rows-spanned="3" office:value-type="string">
            <text:p text:style-name="P10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10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10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10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10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10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10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10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10"/>
          </table:table-cell>
        </table:table-row>
        <table:table-row table:style-name="TableLine2590452287392">
          <table:table-cell table:style-name="Table3.A3" office:value-type="string">
            <text:p text:style-name="P31">DOMParser sample function</text:p>
          </table:table-cell>
          <table:covered-table-cell table:style-name="Table3.B4"/>
        </table:table-row>
        <table:table-row table:style-name="TableLine2590452286304">
          <table:table-cell table:style-name="Table3.A4" office:value-type="string">
            <text:p text:style-name="P15"/>
            <text:p text:style-name="P15">function parseHTML (str) {</text:p>
            <text:p text:style-name="P15"><text:s text:c="2"/>return Array.from(</text:p>
            <text:p text:style-name="P15"><text:s text:c="4"/>(new DOMParser())</text:p>
            <text:p text:style-name="P15"><text:s text:c="6"/>.parseFromString(str, "text/html")</text:p>
            <text:p text:style-name="P15"><text:s text:c="6"/>.childNodes[0]</text:p>
            <text:p text:style-name="P15"><text:s text:c="6"/>.childNodes[1]</text:p>
            <text:p text:style-name="P15"><text:s text:c="6"/>.childNodes</text:p>
            <text:p text:style-name="P15"><text:s text:c="2"/>);</text:p>
            <text:p text:style-name="P15">}</text:p>
            <text:p text:style-name="P15"/>
            <text:p text:style-name="P15">parseHTML(</text:p>
            <text:p text:style-name="P15"><text:s text:c="2"/>"&lt;div&gt;1&lt;p&gt;2&lt;/p&gt;&lt;p&gt;3&lt;/p&gt;&lt;/div&gt;"</text:p>
            <text:p text:style-name="P15"><text:s text:c="2"/>+ "&lt;div&gt;4&lt;p&gt;5&lt;/p&gt;&lt;p&gt;6&lt;/p&gt;&lt;/div&gt;"</text:p>
            <text:p text:style-name="P15"><text:s text:c="2"/>+ "&lt;div&gt;7&lt;/div&gt;"</text:p>
            <text:p text:style-name="P15"><text:s text:c="2"/>+ "&lt;p&gt;8&lt;/p&gt;"</text:p>
            <text:p text:style-name="P15">);</text:p>
            <text:p text:style-name="P47">// -&gt; Array(4) [ div, div, div, p ]</text:p>
            <text:p text:style-name="P47">// Tested in IE11, Edge, Firefox and Chrome.</text:p>
            <text:p text:style-name="P15"/>
          </table:table-cell>
          <table:covered-table-cell table:style-name="Table3.B4"/>
        </table:table-row>
      </table:table>
      <text:p text:style-name="P8"/>
      <text:p text:style-name="P8"/>
      <text:p text:style-name="P8"/>
      <text:p text:style-name="P9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9">Fetch</text:p>
          </table:table-cell>
          <table:table-cell table:style-name="Táblázat1.B1" office:value-type="string">
            <text:p text:style-name="P30">Fetch <text:span text:style-name="T22">POST</text:span></text:p>
          </table:table-cell>
        </table:table-row>
        <table:table-row table:style-name="TableLine2590452279504">
          <table:table-cell table:style-name="Táblázat1.A2" office:value-type="string">
            <text:p text:style-name="P12"/>
            <text:p text:style-name="P13">Firefox 39, Chrome 42, Edge14, Opera29 , Safari 10.1, Samsung <text:span text:style-name="T21">I. </text:span>4.0</text:p>
            <text:p text:style-name="P14"/>
            <text:p text:style-name="P41">// Example GET method implementation with TEXT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 data =&gt; console.log(data) )</text:p>
            <text:p text:style-name="P14"><text:s text:c="2"/>.catch( error =&gt; console.log(error) );</text:p>
            <text:p text:style-name="P14"/>
            <text:p text:style-name="P41">// Example GET method implementation with JSON:</text:p>
            <text:p text:style-name="P14">fetch("https://api.coindesk.com/v1/bpi/currentprice.json")</text:p>
            <text:p text:style-name="P14"><text:s text:c="2"/>.then( response =&gt; response.json() )</text:p>
            <text:p text:style-name="P14"><text:s text:c="2"/>.then( data =&gt; console.log(data.bpi.USD.rate) )</text:p>
            <text:p text:style-name="P14"><text:s text:c="2"/>.catch( error =&gt; console.log(error) );</text:p>
            <text:p text:style-name="P14"/>
            <text:p text:style-name="P41">// Example GET method implementation with TEXT and JSON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text =&gt; console.log(JSON.parse(text).bpi.USD.rate+"\n"+text))</text:p>
            <text:p text:style-name="P14"><text:s text:c="2"/>.catch( error =&gt; console.log(error) );</text:p>
            <text:p text:style-name="P14"/>
            <text:p text:style-name="P41">// Example POST method implementation with upload JSON data:</text:p>
            <text:p text:style-name="P14">const data = { username: "example" };</text:p>
            <text:p text:style-name="P14">fetch("https://example.com/profile", {</text:p>
            <text:p text:style-name="P14"><text:s text:c="4"/>method: "POST", // or "PUT"</text:p>
            <text:p text:style-name="P14"><text:s text:c="4"/>headers: { "Content-Type": "application/json", },</text:p>
            <text:p text:style-name="P14"><text:s text:c="4"/>body: JSON.stringify(data),</text:p>
            <text:p text:style-name="P14"><text:s text:c="2"/>})</text:p>
            <text:p text:style-name="P14"><text:s text:c="2"/>.then(response =&gt; response.json())</text:p>
            <text:p text:style-name="P14"><text:s text:c="2"/>.then(data =&gt; { console.log("Success:", data); })</text:p>
            <text:p text:style-name="P14"><text:s text:c="2"/>.catch((error) =&gt; { console.error("Error:", error); });</text:p>
            <text:p text:style-name="P14"/>
            <text:p text:style-name="P12"/>
          </table:table-cell>
          <table:table-cell table:style-name="Táblázat1.B2" office:value-type="string">
            <text:p text:style-name="P42"/>
            <text:p text:style-name="P42">// Example POST method implementation:</text:p>
            <text:p text:style-name="P43">// Default options are marked with *</text:p>
            <text:p text:style-name="P53">async function postData(url = "<text:span text:style-name="T20">url</text:span>", data = {}) {</text:p>
            <text:p text:style-name="P53"><text:s text:c="2"/>const response = await fetch(url, {</text:p>
            <text:p text:style-name="P54"><text:s text:c="4"/>method: "POST", </text:p>
            <text:p text:style-name="P44"><text:s text:c="4"/>// *GET, POST, PUT, DELETE, etc.</text:p>
            <text:p text:style-name="P54"><text:s text:c="4"/>mode: "cors",</text:p>
            <text:p text:style-name="P44"><text:s text:c="4"/>// no-cors, *cors, same-origin</text:p>
            <text:p text:style-name="P54"><text:s text:c="4"/>cache: "no-cache", </text:p>
            <text:p text:style-name="P44"><text:s text:c="4"/>// *default, no-cache, reload, force-cache, only-if-cached</text:p>
            <text:p text:style-name="P54"><text:s text:c="4"/>credentials: "same-origin", </text:p>
            <text:p text:style-name="P44"><text:s text:c="4"/>// include, *same-origin, omit</text:p>
            <text:p text:style-name="P55"><text:s text:c="4"/>headers: {"Content-Type": "application/json"},</text:p>
            <text:p text:style-name="P53"><text:s text:c="4"/><text:span text:style-name="T19">// "Content-Type": "application/x-www-form-urlencoded"</text:span></text:p>
            <text:p text:style-name="P54"><text:s text:c="4"/>redirect: "follow", </text:p>
            <text:p text:style-name="P44"><text:s text:c="4"/>// manual, *follow, error</text:p>
            <text:p text:style-name="P56"><text:s text:c="4"/>referrerPolicy: "no-referrer",</text:p>
            <text:p text:style-name="P45"><text:s text:c="4"/>// no-referrer, *no-referrer-when-downgrade, origin, origin-when-cross-origin, same-origin, strict-origin, strict-origin-when-cross-origin, unsafe-url</text:p>
            <text:p text:style-name="P56"><text:s text:c="4"/>body: JSON.stringify(data) </text:p>
            <text:p text:style-name="P45"><text:s text:c="4"/>// body data type must match "Content-Type" header</text:p>
            <text:p text:style-name="P53"><text:s text:c="2"/>});</text:p>
            <text:p text:style-name="P57"><text:s text:c="2"/>return response.json();</text:p>
            <text:p text:style-name="P46"><text:s text:c="2"/>// parses JSON response into native JavaScript objects</text:p>
            <text:p text:style-name="P53">}</text:p>
            <text:p text:style-name="P53"/>
            <text:p text:style-name="P53">postData("https://example.com/answer", { answer: 42 })</text:p>
            <text:p text:style-name="P53"><text:s text:c="2"/>.then(data =&gt; { console.log(data); });</text:p>
            <text:p text:style-name="P53"><text:s text:c="2"/><text:span text:style-name="T19">// JSON data parsed by `data.json()` call</text:span></text:p>
            <text:p text:style-name="P42"/>
          </table:table-cell>
        </table:table-row>
      </table:table>
      <text:p text:style-name="P9"/>
      <text:p text:style-name="P9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3">Nullish coalescing operator</text:p>
            <text:p text:style-name="P37">x ?? y</text:p>
          </table:table-cell>
          <table:table-cell table:style-name="Table4.A1" office:value-type="string">
            <text:p text:style-name="P33">Logical nullish assignment</text:p>
            <text:p text:style-name="P36">x ??= y</text:p>
          </table:table-cell>
          <table:table-cell table:style-name="Table4.A1" office:value-type="string">
            <text:p text:style-name="P33">Logical AND assign<text:span text:style-name="T25">m</text:span><text:span text:style-name="T26">ent</text:span></text:p>
            <text:p text:style-name="P36">x &amp;&amp;= y</text:p>
          </table:table-cell>
          <table:table-cell table:style-name="Table4.D1" office:value-type="string">
            <text:p text:style-name="P33">Logical OR assignment</text:p>
            <text:p text:style-name="P36">x ||= y</text:p>
          </table:table-cell>
        </table:table-row>
        <table:table-row table:style-name="TableLine2590452291200">
          <table:table-cell table:style-name="Table4.A2" office:value-type="string">
            <text:p text:style-name="P20">FF 7<text:span text:style-name="T24">2</text:span>, Chrome and Edge 8<text:span text:style-name="T24">0</text:span>, Safari 1<text:span text:style-name="T24">3.1</text:span>, <text:span text:style-name="T24">Safari on iOS 13.4, </text:span>Samsung Internet <text:span text:style-name="T24">13</text:span></text:p>
          </table:table-cell>
          <table:table-cell table:style-name="Table4.B2" table:number-columns-spanned="3" office:value-type="string">
            <text:p text:style-name="P19">FF 79, Chrome and Edge 85, Safari 14, Samsung Internet 14</text:p>
          </table:table-cell>
          <table:covered-table-cell/>
          <table:covered-table-cell/>
        </table:table-row>
        <table:table-row table:style-name="TableLine2590452292016">
          <table:table-cell table:style-name="Table4.A3" office:value-type="string">
            <text:p text:style-name="P16"/>
            <text:p text:style-name="P16">The nullish coalescing operator (??) is a logical operator that <text:span text:style-name="T23">returns its right-hand side operand when its left-hand side operand is null or undefined</text:span>, <text:span text:style-name="T23">and otherwise returns its left-hand side operand.</text:span></text:p>
            <text:p text:style-name="P38"/>
          </table:table-cell>
          <table:table-cell table:style-name="Table4.B5" office:value-type="string">
            <text:p text:style-name="P16"/>
            <text:p text:style-name="P16">The logical nullish assignment <text:s/>operator <text:span text:style-name="T23">only assigns if x is nullish</text:span> <text:span text:style-name="T23">(null or undefined)</text:span>.</text:p>
            <text:p text:style-name="P16"/>
          </table:table-cell>
          <table:table-cell table:style-name="Table4.C3" office:value-type="string">
            <text:p text:style-name="P16"/>
            <text:p text:style-name="P16">The logical AND assignment <text:s/>operator <text:span text:style-name="T23">only assigns if x is truthy</text:span>.</text:p>
            <text:p text:style-name="P52"/>
          </table:table-cell>
          <table:table-cell table:style-name="Table4.D3" office:value-type="string">
            <text:p text:style-name="P16"/>
            <text:p text:style-name="P22">The logical OR assignment <text:s/>operator <text:span text:style-name="T23">only assigns if x is falsy</text:span>.</text:p>
            <text:p text:style-name="P22"><text:s/></text:p>
            <text:p text:style-name="P21">(false, 0, -0, 0n, "", '', ``, null, undefined, NaN)</text:p>
            <text:p text:style-name="P48"/>
          </table:table-cell>
        </table:table-row>
        <table:table-row table:style-name="TableLine2590452301536">
          <table:table-cell table:style-name="Table4.A5" office:value-type="string">
            <text:p text:style-name="P25"/>
            <text:p text:style-name="P25">const nullValue = null;</text:p>
            <text:p text:style-name="P25">const emptyText = ""; <text:span text:style-name="T19">// falsy</text:span></text:p>
            <text:p text:style-name="P25">const someNumber = 42;</text:p>
            <text:p text:style-name="P25"/>
            <text:p text:style-name="P25">const valA = nullValue ?? "defaultA"; </text:p>
            <text:p text:style-name="P50">// "defaultA"</text:p>
            <text:p text:style-name="P25"/>
            <text:p text:style-name="P25">const valB = emptyText ?? "default B";</text:p>
            <text:p text:style-name="P50">// "" (empty string is not null or undefined)</text:p>
            <text:p text:style-name="P25"/>
            <text:p text:style-name="P25">const valC = someNumber ?? 0;</text:p>
            <text:p text:style-name="P50">// 42</text:p>
            <text:p text:style-name="P50"/>
          </table:table-cell>
          <table:table-cell table:style-name="Table4.B5" office:value-type="string">
            <text:p text:style-name="P21"/>
            <text:p text:style-name="P21">function config (options) {</text:p>
            <text:p text:style-name="P21"><text:s text:c="2"/>options.duration ??= 100;</text:p>
            <text:p text:style-name="P21"><text:s text:c="2"/>options.speed ??= 25;</text:p>
            <text:p text:style-name="P21"><text:s text:c="2"/>return options;</text:p>
            <text:p text:style-name="P21">}</text:p>
            <text:p text:style-name="P21"/>
            <text:p text:style-name="P21">config({duration: 125}); </text:p>
            <text:p text:style-name="P49">// {duration: 125, speed: 25}</text:p>
            <text:p text:style-name="P21"/>
            <text:p text:style-name="P21">config({}); </text:p>
            <text:p text:style-name="P49">// {duration: 100, speed: 25}</text:p>
            <text:p text:style-name="P21"/>
          </table:table-cell>
          <table:table-cell table:style-name="Table4.C5" office:value-type="string">
            <text:p text:style-name="P21"/>
            <text:p text:style-name="P21">let x = 0;</text:p>
            <text:p text:style-name="P21">let y = 1;</text:p>
            <text:p text:style-name="P21"/>
            <text:p text:style-name="P21">x &amp;&amp;= 0; <text:span text:style-name="T19">// 0</text:span></text:p>
            <text:p text:style-name="P21">x &amp;&amp;= 1; <text:span text:style-name="T19">// 0</text:span></text:p>
            <text:p text:style-name="P21">y &amp;&amp;= 1; <text:span text:style-name="T19">// 1</text:span></text:p>
            <text:p text:style-name="P21">y &amp;&amp;= 0; <text:span text:style-name="T19">// 0</text:span></text:p>
            <text:p text:style-name="P49"/>
          </table:table-cell>
          <table:table-cell table:style-name="Table4.D5" office:value-type="string">
            <text:p text:style-name="P16"/>
            <text:p text:style-name="P25">const a = { </text:p>
            <text:p text:style-name="P25"><text:s text:c="2"/>duration: 50, </text:p>
            <text:p text:style-name="P25"><text:s text:c="2"/>title: ""</text:p>
            <text:p text:style-name="P25">};</text:p>
            <text:p text:style-name="P21"/>
            <text:p text:style-name="P23">a.duration ||= 10;</text:p>
            <text:p text:style-name="P51">// 5</text:p>
            <text:p text:style-name="P21"/>
            <text:p text:style-name="P21">a.title ||= "title is empty.";</text:p>
            <text:p text:style-name="P49">// "title is empty"</text:p>
          </table:table-cell>
        </table:table-row>
        <table:table-row table:style-name="TableLine2590452299904">
          <table:table-cell table:style-name="Table4.A5" office:value-type="string">
            <text:p text:style-name="P25"/>
            <text:p text:style-name="P25">let count = 0;</text:p>
            <text:p text:style-name="P25">let text = "";</text:p>
            <text:p text:style-name="P25">let qty = count || 42; <text:span text:style-name="T19">// 42</text:span></text:p>
            <text:p text:style-name="P50">let message = text || "hi!"; // "hi!"</text:p>
            <text:p text:style-name="P50"/>
          </table:table-cell>
          <table:table-cell table:style-name="Table4.B5" office:value-type="string">
            <text:p text:style-name="P21"/>
            <text:p text:style-name="P25">const a = { duration: 50 };</text:p>
            <text:p text:style-name="P25">a.duration ??= 10; <text:span text:style-name="T19">// 50</text:span></text:p>
            <text:p text:style-name="P25">a.speed ??= 25; <text:s text:c="3"/><text:span text:style-name="T19">// 25</text:span></text:p>
            <text:p text:style-name="P50"/>
          </table:table-cell>
          <table:table-cell table:style-name="Table4.C5" office:value-type="string">
            <text:p text:style-name="P21"/>
            <text:p text:style-name="P25">let a = 1;</text:p>
            <text:p text:style-name="P25">let b = 0;</text:p>
            <text:p text:style-name="P25">a &amp;&amp;= 2; <text:span text:style-name="T19">// 2</text:span></text:p>
            <text:p text:style-name="P25">b &amp;&amp;= 2; <text:span text:style-name="T19">// 0</text:span></text:p>
            <text:p text:style-name="P50"/>
          </table:table-cell>
          <table:table-cell table:style-name="Table4.D5" office:value-type="string">
            <text:p text:style-name="P16"/>
          </table:table-cell>
        </table:table-row>
        <table:table-row table:style-name="Table4.1">
          <table:table-cell table:style-name="Table4.A6" table:number-columns-spanned="2" office:value-type="string">
            <text:p text:style-name="P32"/>
          </table:table-cell>
          <table:covered-table-cell/>
          <table:table-cell table:style-name="Table4.C6" office:value-type="string">
            <text:p text:style-name="P33">equivalent</text:p>
          </table:table-cell>
          <table:table-cell table:style-name="Table4.D6" office:value-type="string">
            <text:p text:style-name="P33">not equivalent</text:p>
          </table:table-cell>
        </table:table-row>
        <table:table-row table:style-name="Table4.1">
          <table:table-cell table:style-name="Table4.C6" office:value-type="string">
            <text:p text:style-name="P35">Nullish coalescing operator (??)</text:p>
          </table:table-cell>
          <table:table-cell table:style-name="Table4.C6" office:value-type="string">
            <text:p text:style-name="P39">x ?? y </text:p>
          </table:table-cell>
          <table:table-cell table:style-name="Table4.C7" office:value-type="string">
            <text:p text:style-name="P24">(x != null) ? x : y</text:p>
          </table:table-cell>
          <table:table-cell table:style-name="Table4.D7" office:value-type="string">
            <text:p text:style-name="P18"/>
          </table:table-cell>
        </table:table-row>
        <table:table-row table:style-name="Table4.1">
          <table:table-cell table:style-name="Table4.C6" office:value-type="string">
            <text:p text:style-name="P35">Logical nullish assignment (??=)</text:p>
          </table:table-cell>
          <table:table-cell table:style-name="Table4.C6" office:value-type="string">
            <text:p text:style-name="P34">x ??= y</text:p>
          </table:table-cell>
          <table:table-cell table:style-name="Table4.C8" office:value-type="string">
            <text:p text:style-name="P17">x ?? (x = y);</text:p>
          </table:table-cell>
          <table:table-cell table:style-name="Table4.D8" office:value-type="string">
            <text:p text:style-name="P18">x = x ?? y;</text:p>
          </table:table-cell>
        </table:table-row>
        <table:table-row table:style-name="Table4.1">
          <table:table-cell table:style-name="Table4.C6" office:value-type="string">
            <text:p text:style-name="P35">Logical AND assignment (&amp;&amp;=)</text:p>
          </table:table-cell>
          <table:table-cell table:style-name="Table4.C6" office:value-type="string">
            <text:p text:style-name="P34">x &amp;&amp;= y</text:p>
          </table:table-cell>
          <table:table-cell table:style-name="Table4.C9" office:value-type="string">
            <text:p text:style-name="P18">x &amp;&amp; (x = y);</text:p>
          </table:table-cell>
          <table:table-cell table:style-name="Table4.D9" office:value-type="string">
            <text:p text:style-name="P18">x = x &amp;&amp; y;</text:p>
          </table:table-cell>
        </table:table-row>
        <table:table-row table:style-name="Table4.1">
          <table:table-cell table:style-name="Table4.C6" office:value-type="string">
            <text:p text:style-name="P35">Logical OR assignment (||=)</text:p>
          </table:table-cell>
          <table:table-cell table:style-name="Table4.C6" office:value-type="string">
            <text:p text:style-name="P32">x ||= y</text:p>
          </table:table-cell>
          <table:table-cell table:style-name="Table4.C10" office:value-type="string">
            <text:p text:style-name="P18">x || (x = y);</text:p>
          </table:table-cell>
          <table:table-cell table:style-name="Table4.D10" office:value-type="string">
            <text:p text:style-name="P18">x = x || y;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5</text:page-number></text:span></text:span><text:span text:style-name="Default_20_Paragraph_20_Font"><text:span text:style-name="MT1"><text:s/>/ </text:span></text:span><text:span text:style-name="Default_20_Paragraph_20_Font"><text:span text:style-name="MT1"><text:page-count>5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Czigler, Ferenc</meta:initial-creator>
    <meta:creation-date>2018-01-01T17:18:00Z</meta:creation-date>
    <dc:date>2022-02-15T13:02:45.387000000</dc:date>
    <meta:print-date>2019-10-25T15:04:00Z</meta:print-date>
    <meta:editing-cycles>287</meta:editing-cycles>
    <meta:editing-duration>PT13H38M42S</meta:editing-duration>
    <meta:document-statistic meta:table-count="5" meta:image-count="0" meta:object-count="0" meta:page-count="5" meta:paragraph-count="323" meta:word-count="1343" meta:character-count="9982" meta:non-whitespace-character-count="8739"/>
    <meta:template xlink:type="simple" xlink:actuate="onRequest" xlink:title="" xlink:href="Normal.dotm"/>
  </office:meta>
</office:document-meta>
</file>